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Helvetica Neue" svg:font-family="'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times new roman" svg:font-family="'times new roman',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2" style:family="paragraph" style:parent-style-name="Preformatted_20_Text">
      <loext:graphic-properties draw:fill="solid" draw:fill-color="#efefef" draw:opacity="100%"/>
      <style:paragraph-properties fo:margin-top="0cm" fo:margin-bottom="0cm" style:contextual-spacing="false" fo:orphans="2" fo:widows="2"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3"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12.6000003814697pt" fo:letter-spacing="normal" fo:font-style="normal" fo:font-weight="normal" loext:padding="0cm" loext:border="none"/>
    </style:style>
    <style:style style:name="P4"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Standard">
      <style:paragraph-properties fo:margin-top="0cm" fo:margin-bottom="0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Standard">
      <style:paragraph-properties fo:margin-top="0cm" fo:margin-bottom="0.499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10"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courier new" fo:font-size="9pt" fo:letter-spacing="normal" fo:font-style="normal" fo:font-weight="normal" loext:padding="0cm" loext:border="none"/>
    </style:style>
    <style:style style:name="P11" style:family="paragraph" style:parent-style-name="Text_20_body">
      <style:paragraph-properties fo:margin-left="0cm" fo:margin-right="0cm" fo:margin-top="0cm" fo:margin-bottom="0cm" style:contextual-spacing="false" fo:orphans="2" fo:widows="2" fo:text-indent="0cm" style:auto-text-indent="false"/>
      <style:text-properties fo:text-transform="lowercase" fo:color="#222222" loext:opacity="100%" style:font-name="Consolas1" fo:letter-spacing="normal" fo:font-style="normal" fo:font-weight="bold" loext:padding-left="0cm" loext:padding-right="0cm" loext:padding-top="0cm" loext:padding-bottom="0.049cm" loext:border-left="none" loext:border-right="none" loext:border-top="none" loext:border-bottom="0.06pt solid #888888"/>
    </style:style>
    <style:style style:name="P12" style:family="paragraph" style:parent-style-name="Text_20_body">
      <style:paragraph-properties fo:margin-left="0.021cm" fo:margin-right="0.021cm" fo:margin-top="0.021cm" fo:margin-bottom="0.021cm" style:contextual-spacing="false" fo:line-height="110%" fo:orphans="2" fo:widows="2" fo:text-indent="0cm" style:auto-text-indent="false"/>
      <style:text-properties fo:color="#888888" loext:opacity="100%" loext:padding="0.064cm" loext:border="0.06pt solid #b9b9b9"/>
    </style:style>
    <style:style style:name="T1" style:family="text">
      <style:text-properties style:font-name="times new roman" fo:font-size="10.1999998092651pt"/>
    </style:style>
    <style:style style:name="T2" style:family="text">
      <style:text-properties style:font-name="times new roman" fo:font-size="10.1999998092651pt" fo:font-style="italic"/>
    </style:style>
    <style:style style:name="T3" style:family="text">
      <style:text-properties style:font-name="times new roman" fo:font-size="7.80000019073486pt"/>
    </style:style>
    <style:style style:name="T4" style:family="text">
      <style:text-properties style:font-name="times new roman" fo:font-size="7.80000019073486pt" fo:font-style="italic"/>
    </style:style>
    <style:style style:name="T5" style:family="text">
      <style:text-properties fo:font-weight="bold"/>
    </style:style>
    <style:style style:name="T6" style:family="text">
      <style:text-properties style:font-name="courier new" fo:font-size="9pt"/>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rrival of the General</text:p>
      <text:p text:style-name="P4">time limit per test</text:p>
      <text:p text:style-name="P5">2 seconds</text:p>
      <text:p text:style-name="P4">memory limit per test</text:p>
      <text:p text:style-name="P5">256 megabytes</text:p>
      <text:p text:style-name="P4">input</text:p>
      <text:p text:style-name="P5">standard input</text:p>
      <text:p text:style-name="P4">output</text:p>
      <text:p text:style-name="P6">standard output</text:p>
      <text:p text:style-name="P7">A Ministry for Defense sent a general to inspect the Super Secret Military Squad under the command of the Colonel SuperDuper. Having learned the news, the colonel ordered to all <text:span text:style-name="T2">n</text:span> squad soldiers to line up on the parade ground.</text:p>
      <text:p text:style-name="P7">By the military charter the soldiers should stand in the order of non-increasing of their height. But as there's virtually no time to do that, the soldiers lined up in the arbitrary order. However, the general is rather short-sighted and he thinks that the soldiers lined up correctly if the first soldier in the line has the maximum height and the last soldier has the minimum height. Please note that the way other solders are positioned does not matter, including the case when there are several soldiers whose height is maximum or minimum. Only the heights of the <text:span text:style-name="T5">first</text:span> and the <text:span text:style-name="T5">last</text:span> soldier are important.</text:p>
      <text:p text:style-name="P7">For example, the general considers the sequence of heights <text:span text:style-name="T6">(4, 3, 4, 2, 1, 1)</text:span> correct and the sequence <text:span text:style-name="T6">(4, 3, 1, 2, 2)</text:span> wrong.</text:p>
      <text:p text:style-name="P7">Within one second the colonel can swap any two neighboring soldiers. Help him count the minimum time needed to form a line-up which the general will consider correct.</text:p>
      <text:p text:style-name="P9">Input</text:p>
      <text:p text:style-name="P7">The first input line contains the only integer <text:span text:style-name="T2">n</text:span> (<text:span text:style-name="T1">2 ≤ </text:span><text:span text:style-name="T2">n</text:span><text:span text:style-name="T1"> ≤ 100</text:span>) which represents the number of soldiers in the line. The second line contains integers <text:span text:style-name="T2">a</text:span><text:span text:style-name="T3">1</text:span><text:span text:style-name="T1">, </text:span><text:span text:style-name="T2">a</text:span><text:span text:style-name="T3">2</text:span><text:span text:style-name="T1">, ..., </text:span><text:span text:style-name="T2">a</text:span><text:span text:style-name="T4">n</text:span> (<text:span text:style-name="T1">1 ≤ </text:span><text:span text:style-name="T2">a</text:span><text:span text:style-name="T4">i</text:span><text:span text:style-name="T1"> ≤ 100</text:span>) the values of the soldiers' heights in the order of soldiers' heights' increasing in the order from the beginning of the line to its end. The numbers are space-separated. Numbers <text:span text:style-name="T2">a</text:span><text:span text:style-name="T3">1</text:span><text:span text:style-name="T1">, </text:span><text:span text:style-name="T2">a</text:span><text:span text:style-name="T3">2</text:span><text:span text:style-name="T1">, ..., </text:span><text:span text:style-name="T2">a</text:span><text:span text:style-name="T4">n</text:span> are not necessarily different.</text:p>
      <text:p text:style-name="P9">Output</text:p>
      <text:p text:style-name="P7">Print the only integer — the minimum number of seconds the colonel will need to form a line-up the general will like.</text:p>
      <text:p text:style-name="P8">Examples</text:p>
      <text:p text:style-name="P11">input</text:p>
      <text:section text:style-name="Sect1" text:name="id006049397877748961">
        <text:p text:style-name="P12">Copy</text:p>
      </text:section>
      <text:p text:style-name="P1"><text:bookmark text:name="id008620089786473266"/>4</text:p>
      <text:p text:style-name="P2">33 44 11 22</text:p>
      <text:p text:style-name="P11">output</text:p>
      <text:section text:style-name="Sect1" text:name="id007224872820105324">
        <text:p text:style-name="P12">Copy</text:p>
      </text:section>
      <text:p text:style-name="P1"><text:bookmark text:name="id007271846515817322"/>2</text:p>
      <text:p text:style-name="P11">input</text:p>
      <text:section text:style-name="Sect1" text:name="id009481566082239048">
        <text:p text:style-name="P12">Copy</text:p>
      </text:section>
      <text:p text:style-name="P1"><text:bookmark text:name="id0031899396491234566"/>7</text:p>
      <text:p text:style-name="P2">10 10 58 31 63 40 76</text:p>
      <text:p text:style-name="P11">output</text:p>
      <text:section text:style-name="Sect1" text:name="id006607465410323901">
        <text:p text:style-name="P12">Copy</text:p>
      </text:section>
      <text:p text:style-name="P1"><text:bookmark text:name="id008898040358209416"/>10</text:p>
      <text:p text:style-name="P9">Note</text:p>
      <text:p text:style-name="P7">In the first sample the colonel will need to swap the first and second soldier and then the third and fourth soldier. That will take 2 seconds. The resulting position of the soldiers is <text:span text:style-name="T6">(44, 33, 22, 11)</text:span>.</text:p>
      <text:p text:style-name="P7">In the second sample the colonel may swap the soldiers in the following sequence:</text:p>
      <text:list xml:id="list1167037829" text:style-name="L1">
        <text:list-item>
          <text:p text:style-name="P10">(10, 10, 58, 31, 63, 40, 76)</text:p>
        </text:list-item>
        <text:list-item>
          <text:p text:style-name="P10">(10, 58, 10, 31, 63, 40, 76)</text:p>
        </text:list-item>
        <text:list-item>
          <text:p text:style-name="P10">(10, 58, 10, 31, 63, 76, 40)</text:p>
        </text:list-item>
        <text:list-item>
          <text:p text:style-name="P10">(10, 58, 10, 31, 76, 63, 40)</text:p>
        </text:list-item>
        <text:list-item>
          <text:p text:style-name="P10">(10, 58, 31, 10, 76, 63, 40)</text:p>
        </text:list-item>
        <text:list-item>
          <text:p text:style-name="P10">(10, 58, 31, 76, 10, 63, 40)</text:p>
        </text:list-item>
        <text:list-item>
          <text:p text:style-name="P10">(10, 58, 31, 76, 63, 10, 40)</text:p>
        </text:list-item>
        <text:list-item>
          <text:p text:style-name="P10">(10, 58, 76, 31, 63, 10, 40)</text:p>
        </text:list-item>
        <text:list-item>
          <text:p text:style-name="P10">(10, 76, 58, 31, 63, 10, 40)</text:p>
        </text:list-item>
        <text:list-item>
          <text:p text:style-name="P10">(76, 10, 58, 31, 63, 10, 40)</text:p>
        </text:list-item>
        <text:list-item>
          <text:p text:style-name="P10">(76, 10, 58, 31, 63, 40, 10)</text:p>
        </text:list-item>
      </text:list>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Helvetica Neue" svg:font-family="'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times new roman" svg:font-family="'times new roma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07T14:17:26.149000000</dc:date>
    <meta:editing-duration>PT7S</meta:editing-duration>
    <meta:editing-cycles>1</meta:editing-cycles>
    <meta:document-statistic meta:table-count="0" meta:image-count="0" meta:object-count="0" meta:page-count="2" meta:paragraph-count="46" meta:word-count="483" meta:character-count="2487" meta:non-whitespace-character-count="2060"/>
    <meta:generator>LibreOffice/7.2.2.2$Windows_X86_64 LibreOffice_project/02b2acce88a210515b4a5bb2e46cbfb63fe97d56</meta:generator>
  </office:meta>
</office:document-meta>
</file>